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\What are the Data Types ?</text:p>
      <text:p text:style-name="Preformatted_20_Text"/>
      <text:p text:style-name="Preformatted_20_Text">floating-Point Numbers</text:p>
      <text:p text:style-name="Preformatted_20_Text"># number with decimal aftet point .1324 etc.</text:p>
      <text:p text:style-name="Preformatted_20_Text"/>
      <text:p text:style-name="Preformatted_20_Text">float_1 = 1.2345</text:p>
      <text:p text:style-name="Preformatted_20_Text">float_2 = -1.25</text:p>
      <text:p text:style-name="Preformatted_20_Text">float_3 = 0.0</text:p>
      <text:p text:style-name="Preformatted_20_Text">float_4 = 13.0</text:p>
      <text:p text:style-name="Preformatted_20_Text">float_5 = -0.5</text:p>
      <text:p text:style-name="Preformatted_20_Text"/>
      <text:p text:style-name="Preformatted_20_Text">ex1 = 1.23 + 2.80 = 4.039999999999999</text:p>
      <text:p text:style-name="Preformatted_20_Text"/>
      <text:p text:style-name="Preformatted_20_Text">To output only 2 or 4 decimal after . use round() function</text:p>
      <text:p text:style-name="Preformatted_20_Text"/>
      <text:p text:style-name="Preformatted_20_Text">round() here, round("variable_name", "no. of decimal after point")</text:p>
      <text:p text:style-name="Preformatted_20_Text">round(ex1, 2)</text:p>
      <text:p text:style-name="Preformatted_20_Text"/>
      <text:p text:style-name="Preformatted_20_Text">ex1 = 1.23 + 2.80</text:p>
      <text:p text:style-name="Preformatted_20_Text">print(round(ex1, 2))</text:p>
      <text:p text:style-name="Preformatted_20_Text"/>
      <text:p text:style-name="Preformatted_20_Text">ans, 4.03 </text:p>
      <text:p text:style-name="Preformatted_20_Text">Intergers</text:p>
      <text:p text:style-name="Preformatted_20_Text"># Only Numbers not deccimal</text:p>
      <text:p text:style-name="Preformatted_20_Text"/>
      <text:p text:style-name="Preformatted_20_Text">int_1 = 7</text:p>
      <text:p text:style-name="Preformatted_20_Text">int_2 = -52</text:p>
      <text:p text:style-name="Preformatted_20_Text">int_3 = 0</text:p>
      <text:p text:style-name="Preformatted_20_Text">int_4 = 900</text:p>
      <text:p text:style-name="Preformatted_20_Text">int_5 = -12</text:p>
      <text:p text:style-name="Preformatted_20_Text"/>
      <text:p text:style-name="Preformatted_20_Text">Booleans</text:p>
      <text:p text:style-name="Preformatted_20_Text"/>
      <text:p text:style-name="Preformatted_20_Text">bool_1 = True</text:p>
      <text:p text:style-name="Preformatted_20_Text">bool_2 = False</text:p>
      <text:p text:style-name="Preformatted_20_Text"/>
      <text:p text:style-name="Preformatted_20_Text"/>
      <text:p text:style-name="Preformatted_20_Text">Variables and Assignment Exercise</text:p>
      <text:p text:style-name="Preformatted_20_Text"/>
      <text:p text:style-name="Preformatted_20_Text">Do all of this in a .py file in pythons</text:p>
      <text:p text:style-name="Preformatted_20_Text"/>
      <text:p text:style-name="Preformatted_20_Text">1. create a variale and assing it an integer</text:p>
      <text:p text:style-name="Preformatted_20_Text"><text:s text:c="3"/></text:p>
      <text:p text:style-name="Preformatted_20_Text"><text:s text:c="3"/>vars = 12</text:p>
      <text:p text:style-name="Preformatted_20_Text"/>
      <text:p text:style-name="Preformatted_20_Text">2. create a second variable and assign it a float</text:p>
      <text:p text:style-name="Preformatted_20_Text"><text:s text:c="2"/></text:p>
      <text:p text:style-name="Preformatted_20_Text"><text:s text:c="3"/>vars2 = 12.45</text:p>
      <text:p text:style-name="Preformatted_20_Text"/>
      <text:p text:style-name="Preformatted_20_Text">3. create a third variable and assign it a Boolean value</text:p>
      <text:p text:style-name="Preformatted_20_Text"/>
      <text:p text:style-name="Preformatted_20_Text"><text:s text:c="3"/>Bool_var = True</text:p>
      <text:p text:style-name="Preformatted_20_Text"/>
      <text:p text:style-name="Preformatted_20_Text">4. re-assign a different integer to the first variable you created</text:p>
      <text:p text:style-name="Preformatted_20_Text"/>
      <text:p text:style-name="Preformatted_20_Text"><text:s text:c="3"/>vars = 20</text:p>
      <text:p text:style-name="Preformatted_20_Text"/>
      <text:p text:style-name="Preformatted_20_Text"/>
      <text:p text:style-name="Preformatted_20_Text"># Expressions and Basic Math Operators</text:p>
      <text:p text:style-name="Preformatted_20_Text"/>
      <text:p text:style-name="Preformatted_20_Text">addittion = 4 + 5 # 9</text:p>
      <text:p text:style-name="Preformatted_20_Text">sutraction = 5 - 2 # 3</text:p>
      <text:p text:style-name="Preformatted_20_Text">division = 7/2 # 3.5</text:p>
      <text:p text:style-name="Preformatted_20_Text">multiplication = 3*8 # 24</text:p>
      <text:p text:style-name="Preformatted_20_Text"><text:soft-page-break/></text:p>
      <text:p text:style-name="Preformatted_20_Text">Here, # represents comment &amp; will not affect your code.</text:p>
      <text:p text:style-name="Preformatted_20_Text">Math Operators are +, -, /, *</text:p>
      <text:p text:style-name="Preformatted_20_Text"/>
      <text:p text:style-name="Preformatted_20_Text">Exponentiation, Floor Division, and Modulo Operators</text:p>
      <text:p text:style-name="Preformatted_20_Text"/>
      <text:p text:style-name="Preformatted_20_Text">exponentiation = 4 ** 4 # 256</text:p>
      <text:p text:style-name="Preformatted_20_Text"/>
      <text:p text:style-name="Preformatted_20_Text"># the left number will multiply by right side number with no of time</text:p>
      <text:p text:style-name="Preformatted_20_Text"># left value is 4 , right value is 4</text:p>
      <text:p text:style-name="Preformatted_20_Text"># so left value 4 will multiply with right value 4 with 4 times of right value.</text:p>
      <text:p text:style-name="Preformatted_20_Text"/>
      <text:p text:style-name="Preformatted_20_Text">floor_division = 16 // 5 # </text:p>
      <text:p text:style-name="Preformatted_20_Text"># left value will divided by right value and gives you output as Integer value </text:p>
      <text:p text:style-name="Preformatted_20_Text"/>
      <text:p text:style-name="Preformatted_20_Text">Ans. is 3.2 </text:p>
      <text:p text:style-name="Preformatted_20_Text">floor division will gives output as integer only.</text:p>
      <text:p text:style-name="Preformatted_20_Text">ans will 3</text:p>
      <text:p text:style-name="Preformatted_20_Text"/>
      <text:p text:style-name="Preformatted_20_Text">modulo = 7 % 3</text:p>
      <text:p text:style-name="Preformatted_20_Text"># 7 is divided by 3 -- ans. 2.33</text:p>
      <text:p text:style-name="Preformatted_20_Text"># modulo operator will give REMAINER only.</text:p>
      <text:p text:style-name="Preformatted_20_Text"/>
      <text:p text:style-name="Preformatted_20_Text">so remainer is 1 , 7/3 = 3*2 = 6 , remainer is 1.</text:p>
      <text:p text:style-name="Preformatted_20_Text"/>
      <text:p text:style-name="Preformatted_20_Text">Ans is 1.</text:p>
      <text:p text:style-name="Preformatted_20_Text"/>
      <text:p text:style-name="Preformatted_20_Text"/>
      <text:p text:style-name="Preformatted_20_Text">ASSIGNMENT OPERATOR</text:p>
      <text:p text:style-name="Preformatted_20_Text"/>
      <text:p text:style-name="Preformatted_20_Text">reperesented by " = " and " += "</text:p>
      <text:p text:style-name="Preformatted_20_Text">add_assign = 5</text:p>
      <text:p text:style-name="Preformatted_20_Text">add_assign += 7</text:p>
      <text:p text:style-name="Preformatted_20_Text"/>
      <text:p text:style-name="Preformatted_20_Text"># fisrt variabel has value is 5</text:p>
      <text:p text:style-name="Preformatted_20_Text"># if you reassing first variabel , like add_assign = 7</text:p>
      <text:p text:style-name="Preformatted_20_Text"># it will give output as 7 . an overwrite old value which is 5</text:p>
      <text:p text:style-name="Preformatted_20_Text"/>
      <text:p text:style-name="Preformatted_20_Text">But, if you want to keep old value and reassgin with new value means, addition of new value</text:p>
      <text:p text:style-name="Preformatted_20_Text"/>
      <text:p text:style-name="Preformatted_20_Text">Use " += "</text:p>
      <text:p text:style-name="Preformatted_20_Text">add_assing += 7</text:p>
      <text:p text:style-name="Preformatted_20_Text"/>
      <text:p text:style-name="Preformatted_20_Text">so output will 5 + 7 = 12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Order of Operation -- precedence of operator.</text:p>
      <text:p text:style-name="Preformatted_20_Text"/>
      <text:p text:style-name="Preformatted_20_Text">( ) -- parentheses have the highest precedence</text:p>
      <text:p text:style-name="Preformatted_20_Text"><text:s text:c="7"/>any expressino surrounded by parentheses wil be done filwst.</text:p>
      <text:p text:style-name="Preformatted_20_Text"/>
      <text:p text:style-name="Preformatted_20_Text">** -- exponentiations operators lower precedence after ( ) parentheses.</text:p>
      <text:p text:style-name="Preformatted_20_Text"/>
      <text:p text:style-name="Preformatted_20_Text">% , // , / , and * -- same level of precedence and are evaluated after exponentiations.</text:p>
      <text:p text:style-name="Preformatted_20_Text"/>
      <text:p text:style-name="Preformatted_20_Text">+ and - -- addition and subtractions have the same level of precedence and will be done after everything</text:p>
      <text:p text:style-name="Preformatted_20_Text"><text:s text:c="11"/>Have very Lowest precedence</text:p>
      <text:p text:style-name="Preformatted_20_Text"/>
      <text:p text:style-name="Preformatted_20_Text">Example:-</text:p>
      <text:p text:style-name="Preformatted_20_Text"><text:soft-page-break/><text:s text:c="9"/>(9 - 7) * 2 ** 3 + 10 % 6 // - 1 * 2 - 1</text:p>
      <text:p text:style-name="Preformatted_20_Text"/>
      <text:p text:style-name="Preformatted_20_Text">here, Highest precedence is ( ) -- ( 9 - 7 ) = 2</text:p>
      <text:p text:style-name="Preformatted_20_Text"><text:s text:c="6"/>second precedence is ** -- 2 ** 3 = 8</text:p>
      <text:p text:style-name="Preformatted_20_Text"><text:s text:c="6"/>third precedence is * -- ( 9 - 7 ) * 2</text:p>
      <text:p text:style-name="Preformatted_20_Text"><text:s text:c="2"/></text:p>
      <text:p text:style-name="Preformatted_20_Text">so, ( 9 -7 ) * 2 ** 3 -- 2 * 8 = 16</text:p>
      <text:p text:style-name="Preformatted_20_Text"/>
      <text:p text:style-name="Preformatted_20_Text"><text:s text:c="6"/>forth precedence is + , %, //, / , - all these have same level precedence</text:p>
      <text:p text:style-name="Preformatted_20_Text"/>
      <text:p text:style-name="Preformatted_20_Text">so, 16 <text:s/>+ 10 % 6 // -1 * 2 - 1</text:p>
      <text:p text:style-name="Preformatted_20_Text">s0, 16 + 4 // -1 * 2 - 1</text:p>
      <text:p text:style-name="Preformatted_20_Text">so, 16 -4 * 2 - 1</text:p>
      <text:p text:style-name="Preformatted_20_Text">so, 16 -8 - 1</text:p>
      <text:p text:style-name="Preformatted_20_Text">so, 8 -1</text:p>
      <text:p text:style-name="Preformatted_20_Text">so, 7</text:p>
      <text:p text:style-name="Preformatted_20_Text"/>
      <text:p text:style-name="Preformatted_20_Text">Excercise:-</text:p>
      <text:p text:style-name="Preformatted_20_Text"/>
      <text:p text:style-name="Preformatted_20_Text">1. create a variable and assign it the sum of 2 integers</text:p>
      <text:p text:style-name="Preformatted_20_Text"/>
      <text:p text:style-name="Preformatted_20_Text"><text:s text:c="3"/>var1 = 2</text:p>
      <text:p text:style-name="Preformatted_20_Text"><text:s text:c="3"/>vars = 4</text:p>
      <text:p text:style-name="Preformatted_20_Text"><text:s text:c="3"/>final_var = var1 + vars = 6</text:p>
      <text:p text:style-name="Preformatted_20_Text"/>
      <text:p text:style-name="Preformatted_20_Text">2. create a variable and assign it the differece of two integers</text:p>
      <text:p text:style-name="Preformatted_20_Text"/>
      <text:p text:style-name="Preformatted_20_Text"><text:s text:c="3"/>var1 = 4</text:p>
      <text:p text:style-name="Preformatted_20_Text"><text:s text:c="3"/>vars = 2</text:p>
      <text:p text:style-name="Preformatted_20_Text"><text:s text:c="3"/>final_var = vars1 - vars = 4 - 2 = 2</text:p>
      <text:p text:style-name="Preformatted_20_Text"/>
      <text:p text:style-name="Preformatted_20_Text">3. create a variable and assing it the result of one integer be ing divided by another integer</text:p>
      <text:p text:style-name="Preformatted_20_Text"/>
      <text:p text:style-name="Preformatted_20_Text"><text:s text:c="3"/>var1 = 8</text:p>
      <text:p text:style-name="Preformatted_20_Text"><text:s text:c="3"/>var2 = 8</text:p>
      <text:p text:style-name="Preformatted_20_Text"><text:s text:c="3"/>final_var = var1 / var2 = 8 / 8 = 1</text:p>
      <text:p text:style-name="Preformatted_20_Text"/>
      <text:p text:style-name="Preformatted_20_Text">4. create a variable and assign it the product of 2 integers</text:p>
      <text:p text:style-name="Preformatted_20_Text"><text:s text:c="2"/></text:p>
      <text:p text:style-name="Preformatted_20_Text"><text:s text:c="3"/>product = 8 * 5 = 40</text:p>
      <text:p text:style-name="Preformatted_20_Text"/>
      <text:p text:style-name="Preformatted_20_Text">5. Create a variable and assign it the result of 3 raised to the 8th power</text:p>
      <text:p text:style-name="Preformatted_20_Text"><text:s text:c="2"/></text:p>
      <text:p text:style-name="Preformatted_20_Text"><text:s text:c="2"/>exponent = 3 ** 8 </text:p>
      <text:p text:style-name="Preformatted_20_Text"/>
      <text:p text:style-name="Preformatted_20_Text">6. Create a variable and assign it the result of 10 floor division 3</text:p>
      <text:p text:style-name="Preformatted_20_Text"/>
      <text:p text:style-name="Preformatted_20_Text"><text:s text:c="3"/>floored = <text:s/>// 3</text:p>
      <text:p text:style-name="Preformatted_20_Text"/>
      <text:p text:style-name="Preformatted_20_Text">7.Create a variable and assign it the integer 2 using the expression 17 modulo [number]</text:p>
      <text:p text:style-name="Preformatted_20_Text"/>
      <text:p text:style-name="Preformatted_20_Text"><text:s text:c="3"/>mod = 17 % 15 -- remainer is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3" meta:paragraph-count="114" meta:word-count="793" meta:character-count="3671" meta:non-whitespace-character-count="2874"/>
    <meta:generator>LibreOffice/6.4.7.2$Linux_X86_64 LibreOffice_project/40$Build-2</meta:generator>
  </office:meta>
</office:document-meta>
</file>